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normal" officeooo:rsid="001449ef" officeooo:paragraph-rsid="0014c9cc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Arial1" officeooo:rsid="000a99bd" officeooo:paragraph-rsid="000a99bd"/>
    </style:style>
    <style:style style:name="P3" style:family="paragraph" style:parent-style-name="Standard">
      <style:text-properties style:font-name="Arial1" officeooo:rsid="000ad215" officeooo:paragraph-rsid="000ad215"/>
    </style:style>
    <style:style style:name="P4" style:family="paragraph" style:parent-style-name="Standard">
      <style:text-properties style:font-name="Arial1" officeooo:rsid="000c5986" officeooo:paragraph-rsid="000c5986"/>
    </style:style>
    <style:style style:name="P5" style:family="paragraph" style:parent-style-name="Standard">
      <style:paragraph-properties fo:text-align="center" style:justify-single-word="false"/>
      <style:text-properties style:font-name="Arial1" fo:font-size="14pt" fo:font-weight="bold" officeooo:rsid="001016d3" officeooo:paragraph-rsid="001016d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 fo:font-size="14pt" fo:font-style="normal" fo:font-weight="bold" officeooo:rsid="001016d3" officeooo:paragraph-rsid="001016d3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2pt" fo:font-weight="normal" officeooo:rsid="001016d3" officeooo:paragraph-rsid="001016d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2pt" fo:font-weight="normal" officeooo:rsid="00175b8c" officeooo:paragraph-rsid="0017766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2pt" fo:font-weight="normal" officeooo:rsid="001272c8" officeooo:paragraph-rsid="001272c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2pt" fo:font-weight="normal" officeooo:rsid="001449ef" officeooo:paragraph-rsid="0014c9c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2pt" fo:font-weight="normal" officeooo:rsid="0014c9cc" officeooo:paragraph-rsid="0014c9c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2pt" fo:font-weight="normal" officeooo:rsid="0017a2a9" officeooo:paragraph-rsid="0017a2a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2pt" fo:font-weight="normal" officeooo:rsid="0019e7ca" officeooo:paragraph-rsid="0019e7c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2pt" fo:font-weight="normal" officeooo:rsid="001ba834" officeooo:paragraph-rsid="001ba83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2pt" fo:font-weight="normal" officeooo:rsid="001c69fa" officeooo:paragraph-rsid="001c69f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2pt" fo:font-weight="normal" officeooo:rsid="001f1e8f" officeooo:paragraph-rsid="001f1e8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2pt" fo:font-weight="normal" officeooo:rsid="0020083b" officeooo:paragraph-rsid="0020083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1" fo:font-size="12pt" fo:font-style="normal" fo:font-weight="normal" officeooo:rsid="001016d3" officeooo:paragraph-rsid="001016d3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fo:font-style="normal" fo:font-weight="normal" officeooo:rsid="001016d3" officeooo:paragraph-rsid="001016d3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1" fo:font-size="12pt" fo:font-style="normal" fo:font-weight="normal" officeooo:rsid="00238854" officeooo:paragraph-rsid="00238854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rial1" fo:font-size="14pt" fo:font-style="normal" fo:font-weight="bold" officeooo:rsid="001016d3" officeooo:paragraph-rsid="001016d3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bbbe2"/>
    </style:style>
    <style:style style:name="T2" style:family="text">
      <style:text-properties officeooo:rsid="000d595b"/>
    </style:style>
    <style:style style:name="T3" style:family="text">
      <style:text-properties officeooo:rsid="001272c8"/>
    </style:style>
    <style:style style:name="T4" style:family="text">
      <style:text-properties officeooo:rsid="0014c9cc"/>
    </style:style>
    <style:style style:name="T5" style:family="text">
      <style:text-properties officeooo:rsid="0016a35f"/>
    </style:style>
    <style:style style:name="T6" style:family="text">
      <style:text-properties style:font-name="Arial1"/>
    </style:style>
    <style:style style:name="T7" style:family="text">
      <style:text-properties officeooo:rsid="00177661"/>
    </style:style>
    <style:style style:name="T8" style:family="text">
      <style:text-properties officeooo:rsid="00183bae"/>
    </style:style>
    <style:style style:name="T9" style:family="text">
      <style:text-properties officeooo:rsid="001ba834"/>
    </style:style>
    <style:style style:name="T10" style:family="text">
      <style:text-properties officeooo:rsid="001c69fa"/>
    </style:style>
    <style:style style:name="T11" style:family="text">
      <style:text-properties officeooo:rsid="00175b8c"/>
    </style:style>
    <style:style style:name="T12" style:family="text">
      <style:text-properties officeooo:rsid="00206fa9"/>
    </style:style>
    <style:style style:name="T13" style:family="text">
      <style:text-properties fo:font-weight="bold" officeooo:rsid="0021ef50" style:font-weight-asian="bold" style:font-weight-complex="bold"/>
    </style:style>
    <style:style style:name="T14" style:family="text">
      <style:text-properties officeooo:rsid="0022d55f"/>
    </style:style>
    <style:style style:name="T15" style:family="text">
      <style:text-properties officeooo:rsid="00238854"/>
    </style:style>
    <style:style style:name="T16" style:family="text">
      <style:text-properties officeooo:rsid="002389b7"/>
    </style:style>
    <style:style style:name="T17" style:family="text">
      <style:text-properties officeooo:rsid="0024d3b6"/>
    </style:style>
    <style:style style:name="T18" style:family="text">
      <style:text-properties officeooo:rsid="0024fbec"/>
    </style:style>
    <style:style style:name="T19" style:family="text">
      <style:text-properties officeooo:rsid="0026e0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<text:span text:style-name="T2">página</text:span> inicial é composta por dois elementos, sendo um botão do tipo input, que permite ao usuário a escolha da base de dados presente na máquina, e um outro botão do tipo submit que confirma o envio da base de dados para a pasta do projeto, para que seja utilizada nas demais telas.</text:p>
      <text:p text:style-name="P2"/>
      <text:p text:style-name="P3">A segunda <text:span text:style-name="T2">página</text:span> é compo<text:span text:style-name="T1">s</text:span>ta por uma tabela que lista todos os dados da base de dados, permitindo a visualização completa desses dados. Nessa tela também est<text:span text:style-name="T1">ão presentes um elemento select multiple, que permite que o usuário escolha as colunas que irá usar para a construção de uma nova base de dados apenas com os dados selecionados pelo usuário.</text:span></text:p>
      <text:p text:style-name="P3"/>
      <text:p text:style-name="P4">A terceira <text:span text:style-name="T2">página</text:span> é responsável por listar <text:span text:style-name="T2">os dado que foram selecionados na página anterior e gerar a base de dados limpa.</text:span></text:p>
      <text:p text:style-name="P4"/>
      <text:p text:style-name="P5">Materiais e métodos</text:p>
      <text:p text:style-name="P7"/>
      <text:p text:style-name="P5">HTML</text:p>
      <text:p text:style-name="P7"/>
      <text:p text:style-name="P8">HTML é a sigla para “HyperText Markup Language”, que significa “Linguagem de Marcação de Hipertexto”. <text:span text:style-name="T7">C</text:span>riada por Tim Barners Lee na década de 1990, <text:span text:style-name="T7">a linguagem de marcação</text:span> é atualmente controlada e mantida pela W3C (World Wide Web Consortium). É uma linguagem de marcação usada para desenvolvimento de paginas web que permite a criação de documentos que podem ser lidos por praticamente qualquer computador e são facilmente transmitidos pela Internet.</text:p>
      <text:p text:style-name="P12">Os códigos ou tags, como são conhecidos, servem para indicar o que são cada element<text:span text:style-name="T8">o</text:span> presente na página web <text:span text:style-name="T8">e quais suas funções</text:span>. <text:span text:style-name="T8">Essas tags indicam como o texto deve ser formatado, seja por meio de parágrafos, tabelas, títulos, imagens entre outros. Os navegadores identificam essas tags e apresentam a página de acordo como está especificada. Um documento do tipo HTML é um texto simples e que pode ser editado em qualquer editor de texto.</text:span></text:p>
      <text:p text:style-name="P12"/>
      <text:p text:style-name="P12"><text:a xlink:type="simple" xlink:href="https://www.significados.com.br/html/" text:style-name="Internet_20_link" text:visited-style-name="Visited_20_Internet_20_Link">https://www.significados.com.br/html/</text:a></text:p>
      <text:p text:style-name="P8"/>
      <text:p text:style-name="P7"/>
      <text:p text:style-name="P5">JavaScript</text:p>
      <text:p text:style-name="P7"/>
      <text:p text:style-name="P9">JavaScript é uma linguagem de programação criada por Brandan Eich em 1995. Primeiramente foi chamada de Mocha, e também recebeu nomes como Mona e LiveScript antes de ser chamada de JavaScript, que é como é conhecida atualmente. Inicialmente, JavaScript era limitado e de uso exclusivo da Netscape, empresa onde Eich atuava como especialista em sistemas para computadores. </text:p>
      <text:p text:style-name="P10">Atualmente o <text:span text:style-name="T3">JavaScript</text:span> é uma das linguagens de programação mais usadas <text:span text:style-name="T4">no mundo, estando presente em vários navegadores e sistemas operacionais de dispositivos moveis e desktops. Dados de 2016 apontam que a linguagem é usada por mais de 92% dos sites presentes na Internet, o que mostra que em pouco mais de 20 anos após ter sido criada, é uma das ferramentas mais importantes da programação web.</text:span></text:p>
      <text:p text:style-name="P11"><text:span text:style-name="T5">E</text:span>sse alto uso da linguagem pode ser explicado pela sua variada usabilidade e facilidade, pois o JavaScript, ou JS como é popularmente conhecido, é capaz de criar animações, mapas interativos, <text:span text:style-name="T5">gráficos</text:span> animados em 2 ou 3 dimensões e aplicativos para dispositivos moveis, <text:span text:style-name="T5">além de muitas outras aplicações. A linguagem é capaz de controlar os elementos presentes na página, por exemplo, imagine um sistema onde existe um relógio analógico </text:span><text:soft-page-break/><text:span text:style-name="T5">onde os ponteiros se movem de acordo com que o tempo passa. O movimentos dos ponteiros desse relógio pode ser feito usando JavaScript.</text:span></text:p>
      <text:p text:style-name="P10"/>
      <text:p text:style-name="P1"><text:a xlink:type="simple" xlink:href="https://www.weblink.com.br/blog/programacao/o-que-e-javascript/" text:style-name="Internet_20_link" text:visited-style-name="Visited_20_Internet_20_Link"><text:span text:style-name="T6">https://www.weblink.com.br/blog/programacao/o-que-e-javascript/</text:span></text:a></text:p>
      <text:p text:style-name="P7"/>
      <text:p text:style-name="P6">PHP</text:p>
      <text:p text:style-name="P7"/>
      <text:p text:style-name="P13">O PHP é uma linguagem de programação web criada pelo programador dinamarquês Rasmus Lerdorf, que usava um conjunto de códigos binários escritos em linguagem C, para fazer conexão entre sistemas e servidores através da Internet. <text:span text:style-name="T9">Inicialmente, esse conjunto de scripts, era usado por Rasmus para verificar a quantidade de acessos ao seu currículo, presente em seu site pessoal. </text:span></text:p>
      <text:p text:style-name="P14">Por ser uma linguagem composta por scripts, o PHP trabalha em conjunto com o HTML. A conexão entre a linguagem de programação e a linguagem de marcação acontece quando o programador insere um código PHP dentro de um script HTML. <text:span text:style-name="T10">Quando a pagina é acessada, o PHP é executado em um servidor que gera o código HTML e o retorna como página carregada para o navegador.</text:span></text:p>
      <text:p text:style-name="P15">PHP é amplamente usado no desenvolvimento web, desde sites e aplicações para a Internet, até mesmo extensões para WordPress e sistemas web, por exemplo. É uma das linguagens de programação mais versáteis e intuitivas existentes, sendo muito usada por programadores experientes e também por programadores iniciantes, por ter uma didática simples e de fácil compreensão. </text:p>
      <text:p text:style-name="P7"/>
      <text:p text:style-name="P7"><text:a xlink:type="simple" xlink:href="https://www.weblink.com.br/blog/php/o-que-e-php-conheca/" text:style-name="Internet_20_link" text:visited-style-name="Visited_20_Internet_20_Link">https://www.weblink.com.br/blog/php/o-que-e-php-conheca/</text:a></text:p>
      <text:p text:style-name="P7"/>
      <text:p text:style-name="P7"/>
      <text:p text:style-name="P6">CSS</text:p>
      <text:p text:style-name="P7"/>
      <text:p text:style-name="P17">CSS, acrônimo para Cascading Style Sheet, é uma linguagem criada em 1996 pela <text:span text:style-name="T11">W3C (World Wide Web Consortium) </text:span>e é responsável por adicionar estilos aos elementos das páginas. <text:span text:style-name="T12">A necessidade de criação do CSS foi por um motivo bem simples. O HTML, linguagem de marcação também controlada e mantida pela W3C, não foi projetado para conter tags que ajudassem na formatação do estilo da página, por isso veio a necessidade de criação de uma ferramenta específica para isso. </text:span>É responsável por mudar a cor de elementos, fontes, espaçamentos, ajustar a posição de elementos na página, ajustar tamanho de imagens entre outras f<text:span text:style-name="T12">unções que adicionam estilo às páginas. </text:span></text:p>
      <text:p text:style-name="P17">A relação entre HTML e CSS é bem forte. Como o HTML é uma linguagem de marcação (o alicerce de um site) e o CSS é focado no estilo (toda a estética de um site), eles andam juntos. CSS não é tecnicamente uma necessidade, mas provavelmente você não gostaria de olhar para um site que usa apenas HTML, pois isso pareceria completamente abandonado. <text:span text:style-name="T13">CITAÇÃO</text:span></text:p>
      <text:p text:style-name="P17"/>
      <text:p text:style-name="P16"/>
      <text:p text:style-name="P16"/>
      <text:p text:style-name="P16"><text:a xlink:type="simple" xlink:href="https://www.hostinger.com.br/tutoriais/o-que-e-css-guia-basico-de-css/" text:style-name="Internet_20_link" text:visited-style-name="Visited_20_Internet_20_Link">https://www.hostinger.com.br/tutoriais/o-que-e-css-guia-basico-de-css/</text:a></text:p>
      <text:p text:style-name="P7"/>
      <text:p text:style-name="P6"/>
      <text:p text:style-name="P6"/>
      <text:p text:style-name="P6"/>
      <text:p text:style-name="P6"/>
      <text:p text:style-name="P6"/>
      <text:p text:style-name="P6"><text:soft-page-break/>Weka</text:p>
      <text:p text:style-name="P18"><text:a xlink:type="simple" xlink:href="https://www.cs.waikato.ac.nz/ml/weka/" text:style-name="Internet_20_link" text:visited-style-name="Visited_20_Internet_20_Link"/></text:p>
      <text:p text:style-name="P18">Weka é <text:span text:style-name="T14">um software que possui </text:span>uma coleção de algoritmos de <text:span text:style-name="T14">machine learning</text:span> para tarefas de mineração de dados. Ele contém ferramentas para preparação, classificação, regressão, clustering, mineração de regras de associação e visualização de dados. <text:span text:style-name="T15">(cite weka)</text:span></text:p>
      <text:p text:style-name="P20">Weka é open source, desenvolvido em java e consolidado como o programa para mineração de dados mais usados por estudantes e professores em universidades. <text:span text:style-name="T16">A ferramenta também é muito utilizada por aqueles que desejam aprender mais sobre mineração de dados. Através do Weka Explorer, interface gráfica do Weka, é possível realizar processos de mineração de dados de forma simples, e realizar a avaliação dos dados obtidos e a comparação de diferentes algoritmos. </text:span></text:p>
      <text:p text:style-name="P20">Weka <text:span text:style-name="T17">utiliza preferencialmente</text:span> bases de dados no formato texto. Por esta <text:span text:style-name="T18">a maior parte das bases de dados usados para minerar dados através do Weka, são do formato</text:span> ARFF ou CSV. <text:span text:style-name="T19">(citar devmidia)</text:span></text:p>
      <text:p text:style-name="P18"/>
      <text:p text:style-name="P18"/>
      <text:p text:style-name="P18"><text:a xlink:type="simple" xlink:href="https://www.cs.waikato.ac.nz/ml/weka/" text:style-name="Internet_20_link" text:visited-style-name="Visited_20_Internet_20_Link">https://www.cs.waikato.ac.nz/ml/weka/</text:a></text:p>
      <text:p text:style-name="P18"><text:a xlink:type="simple" xlink:href="https://www.devmedia.com.br/mineracao-de-dados-no-mysql-com-a-ferramenta-weka/26360" text:style-name="Internet_20_link" text:visited-style-name="Visited_20_Internet_20_Link">https://www.devmedia.com.br/mineracao-de-dados-no-mysql-com-a-ferramenta-weka/26360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6:16:33.155302826</meta:creation-date>
    <dc:date>2019-11-20T22:47:24.309272779</dc:date>
    <meta:editing-duration>PT1H22M1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3" meta:paragraph-count="28" meta:word-count="1002" meta:character-count="6408" meta:non-whitespace-character-count="5428"/>
  </office:meta>
</office:document-meta>
</file>